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nb threads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b thread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$B3];[.$E3];[.$H3];[.$K3];[.$N3])" office:value-type="float" office:value="0" calcext:value-type="float">
            <text:p>0</text:p>
          </table:table-cell>
          <table:table-cell table:formula="of:=MEDIAN([.$B3];[.$E3];[.$H3];[.$K3];[.$N3])" office:value-type="string" office:string-value="" calcext:value-type="error">
            <text:p>#VALEUR !</text:p>
          </table:table-cell>
          <table:table-cell table:formula="of:=MAX([.$B3];[.$E3];[.$H3];[.$K3];[.$N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N([.$B4];[.$E4];[.$H4];[.$K4];[.$N4])" office:value-type="float" office:value="0" calcext:value-type="float">
            <text:p>0</text:p>
          </table:table-cell>
          <table:table-cell table:formula="of:=MEDIAN([.$B4];[.$E4];[.$H4];[.$K4];[.$N4])" office:value-type="string" office:string-value="" calcext:value-type="error">
            <text:p>#VALEUR !</text:p>
          </table:table-cell>
          <table:table-cell table:formula="of:=MAX([.$B4];[.$E4];[.$H4];[.$K4];[.$N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N([.$B5];[.$E5];[.$H5];[.$K5];[.$N5])" office:value-type="float" office:value="0" calcext:value-type="float">
            <text:p>0</text:p>
          </table:table-cell>
          <table:table-cell table:formula="of:=MEDIAN([.$B5];[.$E5];[.$H5];[.$K5];[.$N5])" office:value-type="string" office:string-value="" calcext:value-type="error">
            <text:p>#VALEUR !</text:p>
          </table:table-cell>
          <table:table-cell table:formula="of:=MAX([.$B5];[.$E5];[.$H5];[.$K5];[.$N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$B6];[.$E6];[.$H6];[.$K6];[.$N6])" office:value-type="float" office:value="0" calcext:value-type="float">
            <text:p>0</text:p>
          </table:table-cell>
          <table:table-cell table:formula="of:=MEDIAN([.$B6];[.$E6];[.$H6];[.$K6];[.$N6])" office:value-type="string" office:string-value="" calcext:value-type="error">
            <text:p>#VALEUR !</text:p>
          </table:table-cell>
          <table:table-cell table:formula="of:=MAX([.$B6];[.$E6];[.$H6];[.$K6];[.$N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$B7];[.$E7];[.$H7];[.$K7];[.$N7])" office:value-type="float" office:value="0" calcext:value-type="float">
            <text:p>0</text:p>
          </table:table-cell>
          <table:table-cell table:formula="of:=MEDIAN([.$B7];[.$E7];[.$H7];[.$K7];[.$N7])" office:value-type="string" office:string-value="" calcext:value-type="error">
            <text:p>#VALEUR !</text:p>
          </table:table-cell>
          <table:table-cell table:formula="of:=MAX([.$B7];[.$E7];[.$H7];[.$K7];[.$N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IN([.$B8];[.$E8];[.$H8];[.$K8];[.$N8])" office:value-type="float" office:value="0" calcext:value-type="float">
            <text:p>0</text:p>
          </table:table-cell>
          <table:table-cell table:formula="of:=MEDIAN([.$B8];[.$E8];[.$H8];[.$K8];[.$N8])" office:value-type="string" office:string-value="" calcext:value-type="error">
            <text:p>#VALEUR !</text:p>
          </table:table-cell>
          <table:table-cell table:formula="of:=MAX([.$B8];[.$E8];[.$H8];[.$K8];[.$N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IN([.$B9];[.$E9];[.$H9];[.$K9];[.$N9])" office:value-type="float" office:value="0" calcext:value-type="float">
            <text:p>0</text:p>
          </table:table-cell>
          <table:table-cell table:formula="of:=MEDIAN([.$B9];[.$E9];[.$H9];[.$K9];[.$N9])" office:value-type="string" office:string-value="" calcext:value-type="error">
            <text:p>#VALEUR !</text:p>
          </table:table-cell>
          <table:table-cell table:formula="of:=MAX([.$B9];[.$E9];[.$H9];[.$K9];[.$N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IN([.$B10];[.$E10];[.$H10];[.$K10];[.$N10])" office:value-type="float" office:value="0" calcext:value-type="float">
            <text:p>0</text:p>
          </table:table-cell>
          <table:table-cell table:formula="of:=MEDIAN([.$B10];[.$E10];[.$H10];[.$K10];[.$N10])" office:value-type="string" office:string-value="" calcext:value-type="error">
            <text:p>#VALEUR !</text:p>
          </table:table-cell>
          <table:table-cell table:formula="of:=MAX([.$B10];[.$E10];[.$H10];[.$K10];[.$N10])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7:49:07.497282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06:45.646147763</meta:creation-date>
    <dc:date>2017-02-18T17:50:20.737773021</dc:date>
    <meta:editing-duration>PT15M9S</meta:editing-duration>
    <meta:editing-cycles>5</meta:editing-cycles>
    <meta:generator>LibreOffice/5.2.2.2$Linux_X86_64 LibreOffice_project/20m0$Build-2</meta:generator>
    <meta:document-statistic meta:table-count="1" meta:cell-count="92" meta:object-count="0"/>
  </office:meta>
</office:document-meta>
</file>